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rebuchet MS"/>
    </style:style>
    <style:style style:name="P2" style:family="paragraph" style:parent-style-name="Standard">
      <style:text-properties style:font-name="Trebuchet MS" fo:font-size="14pt" fo:language="en" fo:country="US" style:font-size-asian="14pt" style:font-size-complex="14pt"/>
    </style:style>
    <style:style style:name="P3" style:family="paragraph" style:parent-style-name="Standard">
      <style:paragraph-properties fo:text-align="center" style:justify-single-word="false"/>
      <style:text-properties style:font-name="Trebuchet MS" fo:font-size="14pt" fo:language="en" fo:country="US" style:font-size-asian="14pt" style:font-size-complex="14pt"/>
    </style:style>
    <style:style style:name="P4" style:family="paragraph" style:parent-style-name="Standard">
      <style:text-properties style:font-name="Trebuchet MS" fo:font-size="16pt" fo:language="en" fo:country="US" style:font-size-asian="16pt" style:font-size-complex="16pt"/>
    </style:style>
    <style:style style:name="P5" style:family="paragraph" style:parent-style-name="Standard">
      <style:paragraph-properties fo:text-align="center" style:justify-single-word="false"/>
      <style:text-properties style:font-name="Trebuchet MS" fo:font-size="16pt" fo:language="en" fo:country="US" style:font-size-asian="16pt" style:font-size-complex="16pt"/>
    </style:style>
    <style:style style:name="P6" style:family="paragraph" style:parent-style-name="Standard">
      <style:paragraph-properties fo:text-align="center" style:justify-single-word="false"/>
      <style:text-properties style:font-name="Trebuchet MS" fo:font-size="24pt" fo:language="en" fo:country="US" fo:font-weight="bold" style:font-size-asian="24pt" style:font-weight-asian="bold" style:font-size-complex="24pt" style:font-weight-complex="bold"/>
    </style:style>
    <style:style style:name="P7" style:family="paragraph" style:parent-style-name="Standard">
      <style:text-properties style:font-name="Trebuchet MS" fo:font-size="12pt" fo:language="en" fo:country="US" style:font-size-asian="12pt" style:font-size-complex="12pt"/>
    </style:style>
    <style:style style:name="P8" style:family="paragraph" style:parent-style-name="Standard">
      <style:paragraph-properties fo:text-align="center" style:justify-single-word="false"/>
      <style:text-properties style:font-name="Trebuchet MS" fo:font-size="36pt" fo:language="en" fo:country="US" style:font-size-asian="36pt" style:font-size-complex="36pt"/>
    </style:style>
    <style:style style:name="P9" style:family="paragraph" style:parent-style-name="Standard">
      <style:text-properties fo:font-size="12pt" style:font-size-asian="12pt" style:font-size-complex="12pt"/>
    </style:style>
    <style:style style:name="P10" style:family="paragraph" style:parent-style-name="Standard">
      <style:text-properties fo:color="#0000ff" style:font-name="Consolas" fo:font-size="9.5pt" style:font-name-asian="Consolas" style:font-size-asian="9.5pt" style:font-name-complex="Consolas" style:font-size-complex="9.5pt"/>
    </style:style>
    <style:style style:name="P11" style:family="paragraph" style:parent-style-name="Standard">
      <style:text-properties fo:color="#0000ff" style:font-name="Trebuchet MS" fo:font-size="9.5pt" style:font-name-asian="Consolas" style:font-size-asian="9.5pt" style:font-name-complex="Consolas" style:font-size-complex="9.5pt"/>
    </style:style>
    <style:style style:name="P12" style:family="paragraph" style:parent-style-name="Heading_20_1">
      <style:text-properties style:font-name="Trebuchet MS"/>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Trebuchet MS" fo:font-size="12pt" style:font-size-asian="12pt" style:font-size-complex="12pt"/>
    </style:style>
    <style:style style:name="T5" style:family="text">
      <style:text-properties fo:color="#0000ff" style:font-name="Consolas" style:font-name-asian="Consolas" style:font-name-complex="Consolas"/>
    </style:style>
    <style:style style:name="T6" style:family="text">
      <style:text-properties fo:color="#0000ff" style:font-name="Consolas" fo:font-size="12pt" style:font-name-asian="Consolas" style:font-size-asian="12pt" style:font-name-complex="Consolas" style:font-size-complex="12pt"/>
    </style:style>
    <style:style style:name="T7" style:family="text">
      <style:text-properties fo:color="#0000ff" style:font-name="Trebuchet MS" style:font-name-asian="Consolas" style:font-name-complex="Consolas"/>
    </style:style>
    <style:style style:name="T8" style:family="text">
      <style:text-properties fo:color="#0000ff" style:font-name="Trebuchet MS" fo:font-size="12pt" style:font-name-asian="Consolas" style:font-size-asian="12pt" style:font-name-complex="Consolas" style:font-size-complex="12pt"/>
    </style:style>
    <style:style style:name="T9" style:family="text">
      <style:text-properties fo:color="#a31515" style:font-name="Consolas" style:font-name-asian="Consolas" style:font-name-complex="Consolas"/>
    </style:style>
    <style:style style:name="T10" style:family="text">
      <style:text-properties fo:color="#a31515" style:font-name="Consolas" fo:font-size="12pt" style:font-name-asian="Consolas" style:font-size-asian="12pt" style:font-name-complex="Consolas" style:font-size-complex="12pt"/>
    </style:style>
    <style:style style:name="T11" style:family="text">
      <style:text-properties fo:color="#ff0000" style:font-name="Consolas" style:font-name-asian="Consolas" style:font-name-complex="Consolas"/>
    </style:style>
    <style:style style:name="T12" style:family="text">
      <style:text-properties fo:color="#ff0000" style:font-name="Consolas" fo:font-size="12pt" style:font-name-asian="Consolas" style:font-size-asian="12pt" style:font-name-complex="Consolas" style:font-size-complex="12pt"/>
    </style:style>
    <style:style style:name="T13" style:family="text">
      <style:text-properties style:use-window-font-color="true" style:font-name="Consolas" style:font-name-asian="Consolas" style:font-name-complex="Consolas"/>
    </style:style>
    <style:style style:name="T14" style:family="text">
      <style:text-properties style:use-window-font-color="true" style:font-name="Consolas" fo:font-size="12pt" style:font-name-asian="Consolas" style:font-size-asian="12pt" style:font-name-complex="Consolas" style:font-size-complex="12pt"/>
    </style:style>
    <style:style style:name="T15" style:family="text">
      <style:text-properties fo:color="#2b91af" style:font-name="Consolas" style:font-name-asian="Consolas" style:font-name-complex="Consolas"/>
    </style:style>
    <style:style style:name="T16" style:family="text">
      <style:text-properties fo:color="#2b91af" style:font-name="Consolas" fo:font-size="12pt" style:font-name-asian="Consolas" style:font-size-asian="12pt" style:font-name-complex="Consolas" style:font-size-complex="12pt"/>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QLog</text:p>
      <text:p text:style-name="P5">Quick logging for Windows Azure .NET applications</text:p>
      <text:p text:style-name="P7"/>
      <text:p text:style-name="P3">Version: 1.4.1.0</text:p>
      <text:p text:style-name="P3"/>
      <text:p text:style-name="P6">Quick st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Author: </text:span><text:span text:style-name="T3">Adam Sobaniec (sobanieca@gmail.com)</text:span></text:p>
      <text:p text:style-name="P2"/>
      <text:p text:style-name="P2"/>
      <text:p text:style-name="P2"/>
      <text:h text:style-name="P12" text:outline-level="1"><text:soft-page-break/>1. Set up storage account</text:h>
      <text:p text:style-name="P1">In order to start using QLog first of all you will need to have active Azure Storage account. It is recommended that you create account especially for logs. In case when you are running cloud application through emulator – you just need to ensure that storage emulator is up and running.</text:p>
      <text:h text:style-name="P12" text:outline-level="1">2. Add references</text:h>
      <text:p text:style-name="P1">Add <text:span text:style-name="T17">QLog.dll </text:span>reference to your project. Either via NuGET, or by manually adding it to your project. In order to allow QLog to run, you will need to add following references:</text:p>
      <text:p text:style-name="P1"><text:span text:style-name="T17">System.Configuration.dll</text:span>, <text:span text:style-name="T17">System.Web.dll</text:span>, <text:span text:style-name="T17">Microsoft.WindowsAzure.ServiceRuntime.dll</text:span>, </text:p>
      <text:p text:style-name="P1"><text:span text:style-name="T17">Microsoft.WindowsAzure.Storage.dll </text:span><text:span text:style-name="T18">(obtain it via NuGET)</text:span>.</text:p>
      <text:h text:style-name="P12" text:outline-level="1">3. Add configuration settings</text:h>
      <text:p text:style-name="P1">First of all you need to provide the connection string to the storage account:</text:p>
      <text:p text:style-name="P1"/>
      <text:p text:style-name="P9"><text:span text:style-name="T5"><text:tab/>&lt;</text:span><text:span text:style-name="T9">add</text:span><text:span text:style-name="T5"> </text:span><text:span text:style-name="T11">name</text:span><text:span text:style-name="T5">=</text:span><text:span text:style-name="T13">"</text:span><text:span text:style-name="T5">QLogDataSource</text:span><text:span text:style-name="T13">" </text:span><text:span text:style-name="T11">connectionString</text:span><text:span text:style-name="T5">=</text:span><text:span text:style-name="T13">"</text:span><text:span text:style-name="T5">----</text:span><text:span text:style-name="T13">"</text:span><text:span text:style-name="T5"> /&gt;</text:span></text:p>
      <text:p text:style-name="P1"/>
      <text:p text:style-name="P1">If you are using local emulator enter as connectionString "UseDevelopmentStorage=true". Otherwise, use following connection string pattern: <text:span text:style-name="T2">"DefaultEndpointsProtocol=http;AccountName=MyAccountName;AccountKey=MyAccountKey"</text:span></text:p>
      <text:p text:style-name="P1">After adding connection string you should add application settings that will set up logger. It is recommended that you set up them not only in web.config file, but also in cloud configuration settings, so you can change them "on-fly" without need of <text:s/>redeploying application. To enable logging providing area setting and turn on asynchronous logging, so QLog won't slow down user request processing:</text:p>
      <text:p text:style-name="P1"/>
      <text:p text:style-name="P9"><text:span text:style-name="T7"><text:tab/></text:span><text:span text:style-name="T5">&lt;</text:span><text:span text:style-name="T9">add</text:span><text:span text:style-name="T5"> </text:span><text:span text:style-name="T11">key</text:span><text:span text:style-name="T5">=</text:span><text:span text:style-name="T13">"</text:span><text:span text:style-name="T5">QLogArea</text:span><text:span text:style-name="T13">"</text:span><text:span text:style-name="T5"> </text:span><text:span text:style-name="T11">value</text:span><text:span text:style-name="T5">=</text:span><text:span text:style-name="T13">"</text:span><text:span text:style-name="T5">QTrace</text:span><text:span text:style-name="T13">"</text:span><text:span text:style-name="T5">/&gt;</text:span></text:p>
      <text:p text:style-name="Text_20_body"><text:span text:style-name="T4"><text:tab/></text:span><text:span text:style-name="T6">&lt;</text:span><text:span text:style-name="T10">add</text:span><text:span text:style-name="T6"> </text:span><text:span text:style-name="T12">key</text:span><text:span text:style-name="T6">=</text:span><text:span text:style-name="T14">"</text:span><text:span text:style-name="T6">QLogAsync</text:span><text:span text:style-name="T14">"</text:span><text:span text:style-name="T6"> </text:span><text:span text:style-name="T12">value</text:span><text:span text:style-name="T6">=</text:span><text:span text:style-name="T14">"</text:span><text:span text:style-name="T6">All</text:span><text:span text:style-name="T14">"</text:span><text:span text:style-name="T6">/&gt;</text:span></text:p>
      <text:h text:style-name="P12" text:outline-level="1">4. Modify global.asax</text:h>
      <text:p text:style-name="P1">You can modify your HttpApplication or MvcApplication to inherit from QLogHttpApplication. This will set up all events related to logs processing. You can do this by modyfing the global.asax file and changing the following sample line:</text:p>
      <text:p text:style-name="P10"/>
      <text:p text:style-name="P9"><text:span text:style-name="T5"><text:tab/>public</text:span><text:span text:style-name="T13"> </text:span><text:span text:style-name="T5">class</text:span><text:span text:style-name="T13"> </text:span><text:span text:style-name="T15">MvcApplication</text:span><text:span text:style-name="T13"> : </text:span><text:span text:style-name="T15">System.Web.HttpApplication</text:span></text:p>
      <text:p text:style-name="P1"/>
      <text:p text:style-name="P1">To the:</text:p>
      <text:p text:style-name="P11"/>
      <text:p text:style-name="Standard"><text:span text:style-name="T8"><text:tab/></text:span><text:span text:style-name="T6">public</text:span><text:span text:style-name="T14"> </text:span><text:span text:style-name="T6">class</text:span><text:span text:style-name="T14"> </text:span><text:span text:style-name="T16">MvcApplication</text:span><text:span text:style-name="T14"> : </text:span><text:span text:style-name="T16">QLogHttp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4M19S</meta:editing-duration>
    <meta:editing-cycles>33</meta:editing-cycles>
    <meta:generator>OpenOffice.org/3.3$Win32 OpenOffice.org_project/330m20$Build-9567</meta:generator>
    <dc:date>2012-12-15T20:16:57.37</dc:date>
    <dc:creator>Adam Sobaniec</dc:creator>
    <meta:document-statistic meta:table-count="0" meta:image-count="0" meta:object-count="0" meta:page-count="2" meta:paragraph-count="23" meta:word-count="274" meta:character-count="1990"/>
    <meta:user-defined meta:name="Info 1"/>
    <meta:user-defined meta:name="Info 2"/>
    <meta:user-defined meta:name="Info 3"/>
    <meta:user-defined meta:name="Info 4"/>
  </office:meta>
</office:document-meta>
</file>